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ListParagraph" style:list-style-name="LFO2" style:family="paragraph">
      <style:text-properties fo:language="en" fo:country="US"/>
    </style:style>
    <style:style style:name="P7" style:parent-style-name="ListParagraph" style:list-style-name="LFO2" style:family="paragraph">
      <style:text-properties fo:language="en" fo:country="US"/>
    </style:style>
    <style:style style:name="P8" style:parent-style-name="ListParagraph" style:list-style-name="LFO2" style:family="paragraph">
      <style:text-properties fo:language="en" fo:country="US"/>
    </style:style>
    <style:style style:name="P9" style:parent-style-name="ListParagraph" style:list-style-name="LFO2"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ListParagraph" style:list-style-name="LFO1" style:family="paragraph">
      <style:text-properties fo:language="en" fo:country="US"/>
    </style:style>
    <style:style style:name="P14" style:parent-style-name="ListParagraph" style:list-style-name="LFO1" style:family="paragraph">
      <style:text-properties fo:language="en" fo:country="US"/>
    </style:style>
    <style:style style:name="P15" style:parent-style-name="ListParagraph" style:list-style-name="LFO1" style:family="paragraph">
      <style:text-properties fo:language="en" fo:country="US"/>
    </style:style>
    <style:style style:name="P16" style:parent-style-name="ListParagraph" style:list-style-name="LFO1" style:family="paragraph">
      <style:text-properties fo:language="en" fo:country="US"/>
    </style:style>
    <style:style style:name="P17" style:parent-style-name="ListParagraph" style:list-style-name="LFO1" style:family="paragraph">
      <style:text-properties fo:language="en" fo:country="US"/>
    </style:style>
    <style:style style:name="P18" style:parent-style-name="ListParagraph" style:list-style-name="LFO1" style:family="paragraph">
      <style:text-properties fo:language="en" fo:country="US"/>
    </style:style>
    <style:style style:name="P19" style:parent-style-name="ListParagraph" style:list-style-name="LFO1" style:family="paragraph">
      <style:text-properties fo:language="en" fo:country="US"/>
    </style:style>
    <style:style style:name="P20" style:parent-style-name="Normal" style:family="paragraph">
      <style:text-properties fo:language="en" fo:country="US"/>
    </style:style>
    <style:style style:name="P21" style:parent-style-name="ListParagraph" style:list-style-name="LFO1" style:family="paragraph">
      <style:text-properties fo:language="en" fo:country="US"/>
    </style:style>
    <style:style style:name="P22" style:parent-style-name="ListParagraph" style:list-style-name="LFO1" style:family="paragraph">
      <style:text-properties fo:language="en" fo:country="US"/>
    </style:style>
    <style:style style:name="P23" style:parent-style-name="ListParagraph" style:list-style-name="LFO1" style:family="paragraph"/>
    <style:style style:name="T24" style:parent-style-name="DefaultParagraphFont" style:family="text">
      <style:text-properties fo:language="en" fo:country="US"/>
    </style:style>
    <style:style style:name="T25" style:parent-style-name="DefaultParagraphFont" style:family="text">
      <style:text-properties style:text-position="super 63.6%"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P28" style:parent-style-name="ListParagraph" style:list-style-name="LFO1" style:family="paragraph">
      <style:text-properties fo:language="en" fo:country="US"/>
    </style:style>
    <style:style style:name="P29" style:parent-style-name="ListParagraph" style:list-style-name="LFO1" style:family="paragraph">
      <style:text-properties fo:language="en" fo:country="US"/>
    </style:style>
    <style:style style:name="P30" style:parent-style-name="ListParagraph" style:list-style-name="LFO1" style:family="paragraph">
      <style:text-properties fo:language="en" fo:country="US"/>
    </style:style>
    <style:style style:name="P31" style:parent-style-name="ListParagraph" style:list-style-name="LFO1" style:family="paragraph">
      <style:text-properties fo:language="en" fo:country="US"/>
    </style:style>
    <style:style style:name="P32" style:parent-style-name="ListParagraph" style:list-style-name="LFO1" style:family="paragraph">
      <style:text-properties fo:language="en" fo:country="US"/>
    </style:style>
    <style:style style:name="P33" style:parent-style-name="ListParagraph" style:list-style-name="LFO1" style:family="paragraph">
      <style:text-properties fo:language="en" fo:country="US"/>
    </style:style>
    <style:style style:name="P34" style:parent-style-name="Normal" style:family="paragraph">
      <style:paragraph-properties fo:break-before="page"/>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style:text-underline-type="single" style:text-underline-style="solid" style:text-underline-width="auto" style:text-underline-mode="continuous" fo:language="en" fo:country="US"/>
    </style:style>
    <style:style style:name="P42" style:parent-style-name="Normal" style:family="paragraph">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style:text-underline-type="single" style:text-underline-style="solid" style:text-underline-width="auto" style:text-underline-mode="continuou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P51" style:parent-style-name="Normal" style:family="paragraph">
      <style:text-properties fo:language="en" fo:country="US"/>
    </style:style>
    <style:style style:name="T52" style:parent-style-name="DefaultParagraphFont" style:family="text">
      <style:text-properties fo:language="en" fo:country="US"/>
    </style:style>
  </office:automatic-styles>
  <office:body>
    <office:text text:use-soft-page-breaks="true">
      <text:p text:style-name="P1">Week 6</text:p>
      <text:p text:style-name="Normal"/>
      <text:p text:style-name="Normal">News report<text:s/></text:p>
      <text:p text:style-name="P2">Who? News<text:s/>host (M),<text:s/>Politician’s announcement<text:s/>(M),<text:s/>interviewer (W), interviewed person (W),<text:s/></text:p>
      <text:p text:style-name="P3">Ontario – CN</text:p>
      <text:p text:style-name="P4">Just after the arrival of the Omicron variant</text:p>
      <text:p text:style-name="P5">Politician, Ontario Premier Mr.<text:s/>Doug Ford</text:p>
      <text:list text:style-name="LFO2" text:continue-numbering="true">
        <text:list-item>
          <text:p text:style-name="P6">U-turn on his decision to reopen schools</text:p>
        </text:list-item>
        <text:list-item>
          <text:p text:style-name="P7">Due to rise in Omicron cases<text:s/></text:p>
        </text:list-item>
        <text:list-item>
          <text:p text:style-name="P8">Prioritize health and safety of kids and staff -&gt; 2 more weeks of online learning</text:p>
        </text:list-item>
        <text:list-item>
          <text:p text:style-name="P9">More time for vaccines, boosters, and safety measures.</text:p>
        </text:list-item>
      </text:list>
      <text:p text:style-name="P10"/>
      <text:p text:style-name="P11">Interview -&gt;<text:s/>Ms. Troster</text:p>
      <text:p text:style-name="P12"/>
      <text:list text:style-name="LFO1" text:continue-numbering="true">
        <text:list-item>
          <text:p text:style-name="P13">Combination of rage and relief</text:p>
          <text:list text:continue-numbering="true">
            <text:list-item>
              <text:p text:style-name="P14">Rage: Education interrupted</text:p>
            </text:list-item>
            <text:list-item>
              <text:p text:style-name="P15">Parents had been begging for weeks for vaccine measures</text:p>
            </text:list-item>
            <text:list-item>
              <text:p text:style-name="P16">Case counts gets higher, sending kids to school feels dangerous</text:p>
            </text:list-item>
          </text:list>
        </text:list-item>
        <text:list-item>
          <text:p text:style-name="P17">Decision sooner?</text:p>
          <text:list text:continue-numbering="true">
            <text:list-item>
              <text:p text:style-name="P18">All things like bars, gyms, etc should have been closed BEFORE schools</text:p>
            </text:list-item>
            <text:list-item>
              <text:p text:style-name="P19">A lot of things could have been done weeks ago</text:p>
            </text:list-item>
          </text:list>
        </text:list-item>
      </text:list>
      <text:p text:style-name="P20"/>
      <text:list text:style-name="LFO1" text:continue-numbering="true">
        <text:list-item>
          <text:p text:style-name="P21">Schools should stay open only if during the 2 weeks, gov accelerates<text:s/>and prioritizes<text:s/>vaccine<text:s/>and booster shots<text:s/>rates for the teaching staff</text:p>
        </text:list-item>
        <text:list-item>
          <text:p text:style-name="P22">Vaccine mandate for school could be a good idea</text:p>
        </text:list-item>
        <text:list-item>
          <text:p text:style-name="P23"><text:span text:style-name="T24">Daughter in 4</text:span><text:span text:style-name="T25">th</text:span><text:span text:style-name="T26"><text:s/>Grade</text:span><text:span text:style-name="T27"><text:s/>-&gt; three school years in a row that got interrupted</text:span></text:p>
          <text:list text:continue-numbering="true">
            <text:list-item>
              <text:p text:style-name="P28">Excited for …</text:p>
            </text:list-item>
            <text:list-item>
              <text:p text:style-name="P29">Previous times were very difficult to handle</text:p>
            </text:list-item>
            <text:list-item>
              <text:p text:style-name="P30">Things are going to change in a few days</text:p>
            </text:list-item>
            <text:list-item>
              <text:p text:style-name="P31">Needs help for schoolwork since the teacher isn’t available which affects the parent’s productivity</text:p>
            </text:list-item>
          </text:list>
        </text:list-item>
        <text:list-item>
          <text:p text:style-name="P32">Concerned if this goes beyond 2 weeks</text:p>
        </text:list-item>
        <text:list-item>
          <text:p text:style-name="P33">Precarious situation</text:p>
        </text:list-item>
      </text:list>
      <text:p text:style-name="P34"/>
      <text:soft-page-break/>
      <text:p text:style-name="P35">This document is a News report in which we first hear an announcement by Ontario’s Premier Doug Ford about his decision to cancel school reopenings for 2 additional weeks due to the rise in Omicron variant cases. He made this decision in order to prioritize the safety of kids and teaching staff by giving them the time to get vaccines and booster jabs.</text:p>
      <text:p text:style-name="P36"/>
      <text:p text:style-name="P37">We then hear a woman interviewing Ms. Ariel Troster about her opinion on the Premier’s decision, to which she answers it made her feel<text:s/>rage and relief at the same, though mostly rage.</text:p>
      <text:p text:style-name="P38"><text:s/>…</text:p>
      <text:p text:style-name="P39"/>
      <text:p text:style-name="P40"/>
      <text:p text:style-name="P41">Commentary</text:p>
      <text:p text:style-name="P42">In my opinion, if there is one thing that shouldn’t close during the pandemic, it’s schools, and the government should do everything they can to prevent it, including mandatory vaccination for teachers, HEPA Filters’ installation, etc.</text:p>
      <text:p text:style-name="Normal"><text:span text:style-name="T43">Children<text:s/></text:span><text:span text:style-name="T44">really</text:span><text:span text:style-name="T45"><text:s/>need<text:s/></text:span><text:span text:style-name="T46">to go to school, not only for their education, but</text:span><text:span text:style-name="T47"><text:s/>also</text:span><text:span text:style-name="T48"><text:s/>for all the reasons a kid goes to school to: seeing friends,<text:s/></text:span><text:span text:style-name="T49">playing,</text:span><text:span text:style-name="T50"><text:s/>or socializing in general.<text:s/></text:span></text:p>
      <text:p text:style-name="P51">Furthermore, managing young children at home all day every day, can be very tiring for both parents – who have to constantly watch over them and<text:s/>sometimes help them -<text:s/>and teachers,<text:s/>who have to plan different lessons and activities than usual. In my personal case, my mother – who is a pre-school teacher for a class of about 30 children aged 2 to 3 – had, during lockdown, to manage all those kids by sending email after email to their parents, one by one, with the general homework, but also personalized ones for each kid according to their lacks. This proved very exhausting for her,<text:s/>considering<text:s/>the fact that her school was not prepared for the situation and couldn’t provide her a decent enough computer for all those tasks.</text:p>
      <text:p text:style-name="Normal"><text:span text:style-name="T52">All of this to say that closing is probably the worst decision to take, not only for the children, but also for the parents and the teach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nn Marty</meta:initial-creator>
    <dc:creator>Yann Marty</dc:creator>
    <meta:creation-date>2022-03-11T06:59:00Z</meta:creation-date>
    <dc:date>2022-03-11T08:20:00Z</dc:date>
    <meta:template xlink:href="Normal.dotm" xlink:type="simple"/>
    <meta:editing-cycles>15</meta:editing-cycles>
    <meta:editing-duration>PT4860S</meta:editing-duration>
    <meta:document-statistic meta:page-count="2" meta:paragraph-count="6" meta:word-count="480" meta:character-count="3120" meta:row-count="22" meta:non-whitespace-character-count="2646"/>
  </office:meta>
</office:document-meta>
</file>